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07.72mm" svg:y="21.03mm">
            <loext:p draw:notify-on-update-of-ranges="Sheet1.C5:Sheet1.C24 Sheet1.D4:Sheet1.D4 Sheet1.D5:Sheet1.D24 Sheet1.E4:Sheet1.E4 Sheet1.E5:Sheet1.E24 Sheet1.F4:Sheet1.F4 Sheet1.F5:Sheet1.F24 Sheet1.G4:Sheet1.G4 Sheet1.G5:Sheet1.G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8mm" svg:y="118.84mm">
            <loext:p draw:notify-on-update-of-ranges="Sheet1.C29:Sheet1.C38 Sheet1.D28:Sheet1.D28 Sheet1.D29:Sheet1.D38 Sheet1.E28:Sheet1.E28 Sheet1.E29:Sheet1.E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82.79mm" svg:y="225.69mm">
            <loext:p draw:notify-on-update-of-ranges="Sheet1.C55:Sheet1.C64 Sheet1.D54:Sheet1.D54 Sheet1.D55:Sheet1.D64 Sheet1.E54:Sheet1.E54 Sheet1.E55:Sheet1.E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ARF_NO_FADING</text:p>
          </table:table-cell>
          <table:table-cell office:value-type="string" calcext:value-type="string">
            <text:p>AARF_Rayleigh</text:p>
          </table:table-cell>
          <table:table-cell office:value-type="string" calcext:value-type="string">
            <text:p>CARA_NO_FADING</text:p>
          </table:table-cell>
          <table:table-cell office:value-type="string" calcext:value-type="string">
            <text:p>CARA_Rayleigh</text:p>
          </table:table-cell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5" calcext:value-type="float">
            <text:p>5</text:p>
          </table:table-cell>
          <table:table-cell office:value-type="float" office:value="20.4089862060547" calcext:value-type="float">
            <text:p>20.4089862061</text:p>
          </table:table-cell>
          <table:table-cell office:value-type="float" office:value="20.4131597900391" calcext:value-type="float">
            <text:p>20.41315979</text:p>
          </table:table-cell>
          <table:table-cell office:value-type="float" office:value="20.3938970947266" calcext:value-type="float">
            <text:p>20.3938970947</text:p>
          </table:table-cell>
          <table:table-cell office:value-type="float" office:value="20.3693371582031" calcext:value-type="float">
            <text:p>20.3693371582</text:p>
          </table:table-cell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10" calcext:value-type="float">
            <text:p>10</text:p>
          </table:table-cell>
          <table:table-cell office:value-type="float" office:value="20.3805737304687" calcext:value-type="float">
            <text:p>20.3805737305</text:p>
          </table:table-cell>
          <table:table-cell office:value-type="float" office:value="20.3842657470703" calcext:value-type="float">
            <text:p>20.3842657471</text:p>
          </table:table-cell>
          <table:table-cell office:value-type="float" office:value="20.3911682128906" calcext:value-type="float">
            <text:p>20.3911682129</text:p>
          </table:table-cell>
          <table:table-cell office:value-type="float" office:value="19.1999310302734" calcext:value-type="float">
            <text:p>19.1999310303</text:p>
          </table:table-cell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15" calcext:value-type="float">
            <text:p>15</text:p>
          </table:table-cell>
          <table:table-cell office:value-type="float" office:value="20.3524822998047" calcext:value-type="float">
            <text:p>20.3524822998</text:p>
          </table:table-cell>
          <table:table-cell office:value-type="float" office:value="16.5647943115234" calcext:value-type="float">
            <text:p>16.5647943115</text:p>
          </table:table-cell>
          <table:table-cell office:value-type="float" office:value="20.4054547119141" calcext:value-type="float">
            <text:p>20.4054547119</text:p>
          </table:table-cell>
          <table:table-cell office:value-type="float" office:value="13.5411932373047" calcext:value-type="float">
            <text:p>13.5411932373</text:p>
          </table:table-cell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20" calcext:value-type="float">
            <text:p>20</text:p>
          </table:table-cell>
          <table:table-cell office:value-type="float" office:value="20.4123571777344" calcext:value-type="float">
            <text:p>20.4123571777</text:p>
          </table:table-cell>
          <table:table-cell office:value-type="float" office:value="13.3638159179688" calcext:value-type="float">
            <text:p>13.363815918</text:p>
          </table:table-cell>
          <table:table-cell office:value-type="float" office:value="20.4038494873047" calcext:value-type="float">
            <text:p>20.4038494873</text:p>
          </table:table-cell>
          <table:table-cell office:value-type="float" office:value="10.1997576904297" calcext:value-type="float">
            <text:p>10.1997576904</text:p>
          </table:table-cell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25" calcext:value-type="float">
            <text:p>25</text:p>
          </table:table-cell>
          <table:table-cell office:value-type="float" office:value="20.4181359863281" calcext:value-type="float">
            <text:p>20.4181359863</text:p>
          </table:table-cell>
          <table:table-cell office:value-type="float" office:value="11.0616027832031" calcext:value-type="float">
            <text:p>11.0616027832</text:p>
          </table:table-cell>
          <table:table-cell office:value-type="float" office:value="20.3972680664063" calcext:value-type="float">
            <text:p>20.3972680664</text:p>
          </table:table-cell>
          <table:table-cell office:value-type="float" office:value="8.83740356445312" calcext:value-type="float">
            <text:p>8.8374035645</text:p>
          </table:table-cell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office:value-type="float" office:value="15.2377551269531" calcext:value-type="float">
            <text:p>15.237755127</text:p>
          </table:table-cell>
          <table:table-cell office:value-type="float" office:value="9.41993957519531" calcext:value-type="float">
            <text:p>9.4199395752</text:p>
          </table:table-cell>
          <table:table-cell office:value-type="float" office:value="10.9704260253906" calcext:value-type="float">
            <text:p>10.9704260254</text:p>
          </table:table-cell>
          <table:table-cell office:value-type="float" office:value="7.75114807128906" calcext:value-type="float">
            <text:p>7.7511480713</text:p>
          </table:table-cell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35" calcext:value-type="float">
            <text:p>35</text:p>
          </table:table-cell>
          <table:table-cell office:value-type="float" office:value="18.2371173095703" calcext:value-type="float">
            <text:p>18.2371173096</text:p>
          </table:table-cell>
          <table:table-cell office:value-type="float" office:value="8.32822631835938" calcext:value-type="float">
            <text:p>8.3282263184</text:p>
          </table:table-cell>
          <table:table-cell office:value-type="float" office:value="12.1812469482422" calcext:value-type="float">
            <text:p>12.1812469482</text:p>
          </table:table-cell>
          <table:table-cell office:value-type="float" office:value="6.9846533203125" calcext:value-type="float">
            <text:p>6.9846533203</text:p>
          </table:table-cell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40" calcext:value-type="float">
            <text:p>40</text:p>
          </table:table-cell>
          <table:table-cell office:value-type="float" office:value="17.9891101074219" calcext:value-type="float">
            <text:p>17.9891101074</text:p>
          </table:table-cell>
          <table:table-cell office:value-type="float" office:value="7.03040222167969" calcext:value-type="float">
            <text:p>7.0304022217</text:p>
          </table:table-cell>
          <table:table-cell office:value-type="float" office:value="11.9879779052734" calcext:value-type="float">
            <text:p>11.9879779053</text:p>
          </table:table-cell>
          <table:table-cell office:value-type="float" office:value="6.21093505859375" calcext:value-type="float">
            <text:p>6.2109350586</text:p>
          </table:table-cell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45" calcext:value-type="float">
            <text:p>45</text:p>
          </table:table-cell>
          <table:table-cell office:value-type="float" office:value="13.9983612060547" calcext:value-type="float">
            <text:p>13.9983612061</text:p>
          </table:table-cell>
          <table:table-cell office:value-type="float" office:value="5.71781005859375" calcext:value-type="float">
            <text:p>5.7178100586</text:p>
          </table:table-cell>
          <table:table-cell office:value-type="float" office:value="9.91563293457031" calcext:value-type="float">
            <text:p>9.9156329346</text:p>
          </table:table-cell>
          <table:table-cell office:value-type="float" office:value="5.30928039550781" calcext:value-type="float">
            <text:p>5.3092803955</text:p>
          </table:table-cell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50" calcext:value-type="float">
            <text:p>50</text:p>
          </table:table-cell>
          <table:table-cell office:value-type="float" office:value="14.0946746826172" calcext:value-type="float">
            <text:p>14.0946746826</text:p>
          </table:table-cell>
          <table:table-cell office:value-type="float" office:value="4.65354614257813" calcext:value-type="float">
            <text:p>4.6535461426</text:p>
          </table:table-cell>
          <table:table-cell office:value-type="float" office:value="9.99123901367187" calcext:value-type="float">
            <text:p>9.9912390137</text:p>
          </table:table-cell>
          <table:table-cell office:value-type="float" office:value="4.48788696289062" calcext:value-type="float">
            <text:p>4.4878869629</text:p>
          </table:table-cell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55" calcext:value-type="float">
            <text:p>55</text:p>
          </table:table-cell>
          <table:table-cell office:value-type="float" office:value="10.5729724121094" calcext:value-type="float">
            <text:p>10.5729724121</text:p>
          </table:table-cell>
          <table:table-cell office:value-type="float" office:value="3.51174987792969" calcext:value-type="float">
            <text:p>3.5117498779</text:p>
          </table:table-cell>
          <table:table-cell office:value-type="float" office:value="8.07556396484375" calcext:value-type="float">
            <text:p>8.0755639648</text:p>
          </table:table-cell>
          <table:table-cell office:value-type="float" office:value="3.74434692382812" calcext:value-type="float">
            <text:p>3.7443469238</text:p>
          </table:table-cell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60" calcext:value-type="float">
            <text:p>60</text:p>
          </table:table-cell>
          <table:table-cell office:value-type="float" office:value="11.5009527587891" calcext:value-type="float">
            <text:p>11.5009527588</text:p>
          </table:table-cell>
          <table:table-cell office:value-type="float" office:value="2.49195068359375" calcext:value-type="float">
            <text:p>2.4919506836</text:p>
          </table:table-cell>
          <table:table-cell office:value-type="float" office:value="8.44893920898438" calcext:value-type="float">
            <text:p>8.448939209</text:p>
          </table:table-cell>
          <table:table-cell office:value-type="float" office:value="2.84879211425781" calcext:value-type="float">
            <text:p>2.8487921143</text:p>
          </table:table-cell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65" calcext:value-type="float">
            <text:p>65</text:p>
          </table:table-cell>
          <table:table-cell office:value-type="float" office:value="11.4810479736328" calcext:value-type="float">
            <text:p>11.4810479736</text:p>
          </table:table-cell>
          <table:table-cell office:value-type="float" office:value="1.74455810546875" calcext:value-type="float">
            <text:p>1.7445581055</text:p>
          </table:table-cell>
          <table:table-cell office:value-type="float" office:value="8.45343383789063" calcext:value-type="float">
            <text:p>8.4534338379</text:p>
          </table:table-cell>
          <table:table-cell office:value-type="float" office:value="2.19530517578125" calcext:value-type="float">
            <text:p>2.1953051758</text:p>
          </table:table-cell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70" calcext:value-type="float">
            <text:p>70</text:p>
          </table:table-cell>
          <table:table-cell office:value-type="float" office:value="10.1613928222656" calcext:value-type="float">
            <text:p>10.1613928223</text:p>
          </table:table-cell>
          <table:table-cell office:value-type="float" office:value="1.332978515625" calcext:value-type="float">
            <text:p>1.3329785156</text:p>
          </table:table-cell>
          <table:table-cell office:value-type="float" office:value="7.72113037109375" calcext:value-type="float">
            <text:p>7.7211303711</text:p>
          </table:table-cell>
          <table:table-cell office:value-type="float" office:value="1.63251342773437" calcext:value-type="float">
            <text:p>1.6325134277</text:p>
          </table:table-cell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75" calcext:value-type="float">
            <text:p>75</text:p>
          </table:table-cell>
          <table:table-cell office:value-type="float" office:value="8.34508117675781" calcext:value-type="float">
            <text:p>8.3450811768</text:p>
          </table:table-cell>
          <table:table-cell office:value-type="float" office:value="1.1082470703125" calcext:value-type="float">
            <text:p>1.1082470703</text:p>
          </table:table-cell>
          <table:table-cell office:value-type="float" office:value="6.50661743164063" calcext:value-type="float">
            <text:p>6.5066174316</text:p>
          </table:table-cell>
          <table:table-cell office:value-type="float" office:value="1.14195678710938" calcext:value-type="float">
            <text:p>1.1419567871</text:p>
          </table:table-cell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80" calcext:value-type="float">
            <text:p>80</text:p>
          </table:table-cell>
          <table:table-cell office:value-type="float" office:value="8.49516967773437" calcext:value-type="float">
            <text:p>8.4951696777</text:p>
          </table:table-cell>
          <table:table-cell office:value-type="float" office:value="0.910643920898437" calcext:value-type="float">
            <text:p>0.9106439209</text:p>
          </table:table-cell>
          <table:table-cell office:value-type="float" office:value="6.57034484863281" calcext:value-type="float">
            <text:p>6.5703448486</text:p>
          </table:table-cell>
          <table:table-cell office:value-type="float" office:value="1.01257568359375" calcext:value-type="float">
            <text:p>1.0125756836</text:p>
          </table:table-cell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85" calcext:value-type="float">
            <text:p>85</text:p>
          </table:table-cell>
          <table:table-cell office:value-type="float" office:value="8.21521850585938" calcext:value-type="float">
            <text:p>8.2152185059</text:p>
          </table:table-cell>
          <table:table-cell office:value-type="float" office:value="0.785115356445312" calcext:value-type="float">
            <text:p>0.7851153564</text:p>
          </table:table-cell>
          <table:table-cell office:value-type="float" office:value="6.39104125976563" calcext:value-type="float">
            <text:p>6.3910412598</text:p>
          </table:table-cell>
          <table:table-cell office:value-type="float" office:value="0.842100830078125" calcext:value-type="float">
            <text:p>0.8421008301</text:p>
          </table:table-cell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90" calcext:value-type="float">
            <text:p>90</text:p>
          </table:table-cell>
          <table:table-cell office:value-type="float" office:value="5.09851440429688" calcext:value-type="float">
            <text:p>5.0985144043</text:p>
          </table:table-cell>
          <table:table-cell office:value-type="float" office:value="0.702606811523437" calcext:value-type="float">
            <text:p>0.7026068115</text:p>
          </table:table-cell>
          <table:table-cell office:value-type="float" office:value="4.56477722167969" calcext:value-type="float">
            <text:p>4.5647772217</text:p>
          </table:table-cell>
          <table:table-cell office:value-type="float" office:value="0.752208251953125" calcext:value-type="float">
            <text:p>0.752208252</text:p>
          </table:table-cell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95" calcext:value-type="float">
            <text:p>95</text:p>
          </table:table-cell>
          <table:table-cell office:value-type="float" office:value="3.93071350097656" calcext:value-type="float">
            <text:p>3.930713501</text:p>
          </table:table-cell>
          <table:table-cell office:value-type="float" office:value="0.65172119140625" calcext:value-type="float">
            <text:p>0.6517211914</text:p>
          </table:table-cell>
          <table:table-cell office:value-type="float" office:value="3.78206970214844" calcext:value-type="float">
            <text:p>3.7820697021</text:p>
          </table:table-cell>
          <table:table-cell office:value-type="float" office:value="0.661834106445312" calcext:value-type="float">
            <text:p>0.6618341064</text:p>
          </table:table-cell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100" calcext:value-type="float">
            <text:p>100</text:p>
          </table:table-cell>
          <table:table-cell office:value-type="float" office:value="3.97357299804687" calcext:value-type="float">
            <text:p>3.973572998</text:p>
          </table:table-cell>
          <table:table-cell office:value-type="float" office:value="0.5843017578125" calcext:value-type="float">
            <text:p>0.5843017578</text:p>
          </table:table-cell>
          <table:table-cell office:value-type="float" office:value="3.40660766601562" calcext:value-type="float">
            <text:p>3.406607666</text:p>
          </table:table-cell>
          <table:table-cell office:value-type="float" office:value="0.609022216796875" calcext:value-type="float">
            <text:p>0.60902221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ults 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ARF_NO_FADING</text:p>
          </table:table-cell>
          <table:table-cell office:value-type="string" calcext:value-type="string">
            <text:p>CARA_NO_FAD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_Nodes</text:p>
          </table:table-cell>
          <table:table-cell office:value-type="float" office:value="1" calcext:value-type="float">
            <text:p>1</text:p>
          </table:table-cell>
          <table:table-cell office:value-type="float" office:value="20.4075415039062" calcext:value-type="float">
            <text:p>20.4075415039</text:p>
          </table:table-cell>
          <table:table-cell office:value-type="float" office:value="20.3845867919922" calcext:value-type="float">
            <text:p>20.3845867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_Nodes</text:p>
          </table:table-cell>
          <table:table-cell office:value-type="float" office:value="6" calcext:value-type="float">
            <text:p>6</text:p>
          </table:table-cell>
          <table:table-cell office:value-type="float" office:value="12.8183605957031" calcext:value-type="float">
            <text:p>12.8183605957</text:p>
          </table:table-cell>
          <table:table-cell office:value-type="float" office:value="13.7113470458984" calcext:value-type="float">
            <text:p>13.71134704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_Nodes</text:p>
          </table:table-cell>
          <table:table-cell office:value-type="float" office:value="11" calcext:value-type="float">
            <text:p>11</text:p>
          </table:table-cell>
          <table:table-cell office:value-type="float" office:value="11.8176635742188" calcext:value-type="float">
            <text:p>11.8176635742</text:p>
          </table:table-cell>
          <table:table-cell office:value-type="float" office:value="13.3313903808594" calcext:value-type="float">
            <text:p>13.33139038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_Nodes</text:p>
          </table:table-cell>
          <table:table-cell office:value-type="float" office:value="16" calcext:value-type="float">
            <text:p>16</text:p>
          </table:table-cell>
          <table:table-cell office:value-type="float" office:value="9.4477099609375" calcext:value-type="float">
            <text:p>9.4477099609</text:p>
          </table:table-cell>
          <table:table-cell office:value-type="float" office:value="9.89251770019531" calcext:value-type="float">
            <text:p>9.8925177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_Nodes</text:p>
          </table:table-cell>
          <table:table-cell office:value-type="float" office:value="21" calcext:value-type="float">
            <text:p>21</text:p>
          </table:table-cell>
          <table:table-cell office:value-type="float" office:value="5.17700988769531" calcext:value-type="float">
            <text:p>5.1770098877</text:p>
          </table:table-cell>
          <table:table-cell office:value-type="float" office:value="12.6443542480469" calcext:value-type="float">
            <text:p>12.6443542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_Nodes</text:p>
          </table:table-cell>
          <table:table-cell office:value-type="float" office:value="26" calcext:value-type="float">
            <text:p>26</text:p>
          </table:table-cell>
          <table:table-cell office:value-type="float" office:value="4.44759582519531" calcext:value-type="float">
            <text:p>4.4475958252</text:p>
          </table:table-cell>
          <table:table-cell office:value-type="float" office:value="10.7057244873047" calcext:value-type="float">
            <text:p>10.70572448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_Nodes</text:p>
          </table:table-cell>
          <table:table-cell office:value-type="float" office:value="31" calcext:value-type="float">
            <text:p>31</text:p>
          </table:table-cell>
          <table:table-cell office:value-type="float" office:value="0.908717651367187" calcext:value-type="float">
            <text:p>0.9087176514</text:p>
          </table:table-cell>
          <table:table-cell office:value-type="float" office:value="9.59378540039062" calcext:value-type="float">
            <text:p>9.5937854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_Nodes</text:p>
          </table:table-cell>
          <table:table-cell office:value-type="float" office:value="36" calcext:value-type="float">
            <text:p>36</text:p>
          </table:table-cell>
          <table:table-cell office:value-type="float" office:value="1.09219482421875" calcext:value-type="float">
            <text:p>1.0921948242</text:p>
          </table:table-cell>
          <table:table-cell office:value-type="float" office:value="8.4717333984375" calcext:value-type="float">
            <text:p>8.47173339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_Nodes</text:p>
          </table:table-cell>
          <table:table-cell office:value-type="float" office:value="41" calcext:value-type="float">
            <text:p>41</text:p>
          </table:table-cell>
          <table:table-cell office:value-type="float" office:value="1.60586669921875" calcext:value-type="float">
            <text:p>1.6058666992</text:p>
          </table:table-cell>
          <table:table-cell office:value-type="float" office:value="7.61951965332031" calcext:value-type="float">
            <text:p>7.61951965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_Nodes</text:p>
          </table:table-cell>
          <table:table-cell office:value-type="float" office:value="46" calcext:value-type="float">
            <text:p>46</text:p>
          </table:table-cell>
          <table:table-cell office:value-type="float" office:value="0.8668212890625" calcext:value-type="float">
            <text:p>0.8668212891</text:p>
          </table:table-cell>
          <table:table-cell office:value-type="float" office:value="9.15122497558594" calcext:value-type="float">
            <text:p>9.1512249756</text:p>
          </table:table-cell>
          <table:table-cell table:number-columns-repeated="2"/>
        </table:table-row>
        <table:table-row table:style-name="ro1" table:number-rows-repeated="15">
          <table:table-cell table:number-columns-repeated="7"/>
        </table:table-row>
        <table:table-row table:style-name="ro1">
          <table:table-cell/>
          <table:table-cell office:value-type="string" calcext:value-type="string">
            <text:p>AARF_WITH_FADING</text:p>
          </table:table-cell>
          <table:table-cell/>
          <table:table-cell office:value-type="string" calcext:value-type="string">
            <text:p>AARF_WITH_FADING</text:p>
          </table:table-cell>
          <table:table-cell office:value-type="string" calcext:value-type="string">
            <text:p>CARA_WITH_FAD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_Nodes</text:p>
          </table:table-cell>
          <table:table-cell office:value-type="float" office:value="1" calcext:value-type="float">
            <text:p>1</text:p>
          </table:table-cell>
          <table:table-cell office:value-type="float" office:value="19.9068719482422" calcext:value-type="float">
            <text:p>19.9068719482</text:p>
          </table:table-cell>
          <table:table-cell office:value-type="float" office:value="16.5891937255859" calcext:value-type="float">
            <text:p>16.58919372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_Nodes</text:p>
          </table:table-cell>
          <table:table-cell office:value-type="float" office:value="6" calcext:value-type="float">
            <text:p>6</text:p>
          </table:table-cell>
          <table:table-cell office:value-type="float" office:value="7.70539916992188" calcext:value-type="float">
            <text:p>7.7053991699</text:p>
          </table:table-cell>
          <table:table-cell office:value-type="float" office:value="11.5943768310547" calcext:value-type="float">
            <text:p>11.59437683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_Nodes</text:p>
          </table:table-cell>
          <table:table-cell office:value-type="float" office:value="11" calcext:value-type="float">
            <text:p>11</text:p>
          </table:table-cell>
          <table:table-cell office:value-type="float" office:value="8.60223815917969" calcext:value-type="float">
            <text:p>8.6022381592</text:p>
          </table:table-cell>
          <table:table-cell office:value-type="float" office:value="11.6422125244141" calcext:value-type="float">
            <text:p>11.64221252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_Nodes</text:p>
          </table:table-cell>
          <table:table-cell office:value-type="float" office:value="16" calcext:value-type="float">
            <text:p>16</text:p>
          </table:table-cell>
          <table:table-cell office:value-type="float" office:value="10.3914215087891" calcext:value-type="float">
            <text:p>10.3914215088</text:p>
          </table:table-cell>
          <table:table-cell office:value-type="float" office:value="11.7987219238281" calcext:value-type="float">
            <text:p>11.79872192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_Nodes</text:p>
          </table:table-cell>
          <table:table-cell office:value-type="float" office:value="21" calcext:value-type="float">
            <text:p>21</text:p>
          </table:table-cell>
          <table:table-cell office:value-type="float" office:value="1.969931640625" calcext:value-type="float">
            <text:p>1.9699316406</text:p>
          </table:table-cell>
          <table:table-cell office:value-type="float" office:value="11.8415814208984" calcext:value-type="float">
            <text:p>11.84158142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_Nodes</text:p>
          </table:table-cell>
          <table:table-cell office:value-type="float" office:value="26" calcext:value-type="float">
            <text:p>26</text:p>
          </table:table-cell>
          <table:table-cell office:value-type="float" office:value="2.29916320800781" calcext:value-type="float">
            <text:p>2.299163208</text:p>
          </table:table-cell>
          <table:table-cell office:value-type="float" office:value="10.938642578125" calcext:value-type="float">
            <text:p>10.93864257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_Nodes</text:p>
          </table:table-cell>
          <table:table-cell office:value-type="float" office:value="31" calcext:value-type="float">
            <text:p>31</text:p>
          </table:table-cell>
          <table:table-cell office:value-type="float" office:value="2.0816552734375" calcext:value-type="float">
            <text:p>2.0816552734</text:p>
          </table:table-cell>
          <table:table-cell office:value-type="float" office:value="10.794814453125" calcext:value-type="float">
            <text:p>10.79481445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_Nodes</text:p>
          </table:table-cell>
          <table:table-cell office:value-type="float" office:value="36" calcext:value-type="float">
            <text:p>36</text:p>
          </table:table-cell>
          <table:table-cell office:value-type="float" office:value="1.4267236328125" calcext:value-type="float">
            <text:p>1.4267236328</text:p>
          </table:table-cell>
          <table:table-cell office:value-type="float" office:value="11.0575897216797" calcext:value-type="float">
            <text:p>11.05758972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_Nodes</text:p>
          </table:table-cell>
          <table:table-cell office:value-type="float" office:value="41" calcext:value-type="float">
            <text:p>41</text:p>
          </table:table-cell>
          <table:table-cell office:value-type="float" office:value="2.43753356933594" calcext:value-type="float">
            <text:p>2.4375335693</text:p>
          </table:table-cell>
          <table:table-cell office:value-type="float" office:value="10.5853326416016" calcext:value-type="float">
            <text:p>10.58533264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_Nodes</text:p>
          </table:table-cell>
          <table:table-cell office:value-type="float" office:value="46" calcext:value-type="float">
            <text:p>46</text:p>
          </table:table-cell>
          <table:table-cell office:value-type="float" office:value="1.63122924804688" calcext:value-type="float">
            <text:p>1.631229248</text:p>
          </table:table-cell>
          <table:table-cell office:value-type="float" office:value="9.3835009765625" calcext:value-type="float">
            <text:p>9.383500976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21:20:27.265985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shvir Surana</meta:initial-creator>
    <meta:creation-date>2017-02-28T15:54:39.819481679</meta:creation-date>
    <dc:date>2017-03-02T21:20:51.016247230</dc:date>
    <dc:creator>Yashvir Surana</dc:creator>
    <meta:editing-duration>PT5H8M57S</meta:editing-duration>
    <meta:editing-cycles>14</meta:editing-cycles>
    <meta:generator>LibreOffice/5.0.6.2$Linux_X86_64 LibreOffice_project/00$Build-2</meta:generator>
    <meta:document-statistic meta:table-count="1" meta:cell-count="21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56cm" svg:y="0.316cm" chart:style-name="ch2">
          <text:p>Throughput of Rate Adaptation Methods vs Distance</text:p>
        </chart:title>
        <chart:legend chart:legend-position="end" svg:x="11.587cm" svg:y="3.454cm" style:legend-expansion="high" chart:style-name="ch3"/>
        <chart:plot-area chart:style-name="ch4" table:cell-range-address="Sheet1.C5:Sheet1.G24 Sheet1.D4:Sheet1.G4" chart:data-source-has-labels="both" svg:x="1.331cm" svg:y="1.275cm" svg:width="9.936cm" svg:height="6.564cm">
          <chartooo:coordinate-region svg:x="1.952cm" svg:y="1.474cm" svg:width="9.035cm" svg:height="5.718cm"/>
          <chart:axis chart:dimension="x" chart:name="primary-x" chart:style-name="ch5" chartooo:axis-type="auto">
            <chartooo:date-scale/>
            <chart:title svg:x="4.932cm" svg:y="8.019cm" chart:style-name="ch6">
              <text:p>Distance (metres)</text:p>
            </chart:title>
            <chart:categories table:cell-range-address="Sheet1.C5:Sheet1.C24"/>
          </chart:axis>
          <chart:axis chart:dimension="y" chart:name="primary-y" chart:style-name="ch5">
            <chart:title svg:x="0.451cm" svg:y="5.99cm" chart:style-name="ch7">
              <text:p>Throughput (Mbps)</text:p>
            </chart:title>
            <chart:grid chart:style-name="ch8" chart:class="major"/>
          </chart:axis>
          <chart:series chart:style-name="ch9" chart:values-cell-range-address="Sheet1.D5:Sheet1.D24" chart:label-cell-address="Sheet1.D4:Sheet1.D4" chart:class="chart:line">
            <chart:data-point chart:repeated="20"/>
          </chart:series>
          <chart:series chart:style-name="ch10" chart:values-cell-range-address="Sheet1.E5:Sheet1.E24" chart:label-cell-address="Sheet1.E4:Sheet1.E4" chart:class="chart:line">
            <chart:data-point chart:repeated="20"/>
          </chart:series>
          <chart:series chart:style-name="ch11" chart:values-cell-range-address="Sheet1.F5:Sheet1.F24" chart:label-cell-address="Sheet1.F4:Sheet1.F4" chart:class="chart:line">
            <chart:data-point chart:repeated="20"/>
          </chart:series>
          <chart:series chart:style-name="ch12" chart:values-cell-range-address="Sheet1.G5:Sheet1.G24" chart:label-cell-address="Sheet1.G4:Sheet1.G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RF_NO_FADING</text:p>
                <draw:g>
                  <svg:desc>Sheet1.D4:Sheet1.D4</svg:desc>
                </draw:g>
              </table:table-cell>
              <table:table-cell office:value-type="string">
                <text:p>AARF_Rayleigh</text:p>
                <draw:g>
                  <svg:desc>Sheet1.E4:Sheet1.E4</svg:desc>
                </draw:g>
              </table:table-cell>
              <table:table-cell office:value-type="string">
                <text:p>CARA_NO_FADING</text:p>
                <draw:g>
                  <svg:desc>Sheet1.F4:Sheet1.F4</svg:desc>
                </draw:g>
              </table:table-cell>
              <table:table-cell office:value-type="string">
                <text:p>CARA_Rayleigh</text:p>
                <draw:g>
                  <svg:desc>Sheet1.G4:Sheet1.G4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C5:Sheet1.C24</svg:desc>
                </draw:g>
              </table:table-cell>
              <table:table-cell office:value-type="float" office:value="20.4089862060547">
                <text:p>20.4089862060547</text:p>
                <draw:g>
                  <svg:desc>Sheet1.D5:Sheet1.D24</svg:desc>
                </draw:g>
              </table:table-cell>
              <table:table-cell office:value-type="float" office:value="20.4131597900391">
                <text:p>20.4131597900391</text:p>
                <draw:g>
                  <svg:desc>Sheet1.E5:Sheet1.E24</svg:desc>
                </draw:g>
              </table:table-cell>
              <table:table-cell office:value-type="float" office:value="20.3938970947266">
                <text:p>20.3938970947266</text:p>
                <draw:g>
                  <svg:desc>Sheet1.F5:Sheet1.F24</svg:desc>
                </draw:g>
              </table:table-cell>
              <table:table-cell office:value-type="float" office:value="20.3693371582031">
                <text:p>20.3693371582031</text:p>
                <draw:g>
                  <svg:desc>Sheet1.G5:Sheet1.G2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3805737304687">
                <text:p>20.3805737304687</text:p>
              </table:table-cell>
              <table:table-cell office:value-type="float" office:value="20.3842657470703">
                <text:p>20.3842657470703</text:p>
              </table:table-cell>
              <table:table-cell office:value-type="float" office:value="20.3911682128906">
                <text:p>20.3911682128906</text:p>
              </table:table-cell>
              <table:table-cell office:value-type="float" office:value="19.1999310302734">
                <text:p>19.199931030273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.3524822998047">
                <text:p>20.3524822998047</text:p>
              </table:table-cell>
              <table:table-cell office:value-type="float" office:value="16.5647943115234">
                <text:p>16.5647943115234</text:p>
              </table:table-cell>
              <table:table-cell office:value-type="float" office:value="20.4054547119141">
                <text:p>20.4054547119141</text:p>
              </table:table-cell>
              <table:table-cell office:value-type="float" office:value="13.5411932373047">
                <text:p>13.54119323730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.4123571777344">
                <text:p>20.4123571777344</text:p>
              </table:table-cell>
              <table:table-cell office:value-type="float" office:value="13.3638159179688">
                <text:p>13.3638159179688</text:p>
              </table:table-cell>
              <table:table-cell office:value-type="float" office:value="20.4038494873047">
                <text:p>20.4038494873047</text:p>
              </table:table-cell>
              <table:table-cell office:value-type="float" office:value="10.1997576904297">
                <text:p>10.199757690429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0.4181359863281">
                <text:p>20.4181359863281</text:p>
              </table:table-cell>
              <table:table-cell office:value-type="float" office:value="11.0616027832031">
                <text:p>11.0616027832031</text:p>
              </table:table-cell>
              <table:table-cell office:value-type="float" office:value="20.3972680664063">
                <text:p>20.3972680664063</text:p>
              </table:table-cell>
              <table:table-cell office:value-type="float" office:value="8.83740356445312">
                <text:p>8.837403564453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.2377551269531">
                <text:p>15.2377551269531</text:p>
              </table:table-cell>
              <table:table-cell office:value-type="float" office:value="9.41993957519531">
                <text:p>9.41993957519531</text:p>
              </table:table-cell>
              <table:table-cell office:value-type="float" office:value="10.9704260253906">
                <text:p>10.9704260253906</text:p>
              </table:table-cell>
              <table:table-cell office:value-type="float" office:value="7.75114807128906">
                <text:p>7.7511480712890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8.2371173095703">
                <text:p>18.2371173095703</text:p>
              </table:table-cell>
              <table:table-cell office:value-type="float" office:value="8.32822631835938">
                <text:p>8.32822631835938</text:p>
              </table:table-cell>
              <table:table-cell office:value-type="float" office:value="12.1812469482422">
                <text:p>12.1812469482422</text:p>
              </table:table-cell>
              <table:table-cell office:value-type="float" office:value="6.9846533203125">
                <text:p>6.98465332031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.9891101074219">
                <text:p>17.9891101074219</text:p>
              </table:table-cell>
              <table:table-cell office:value-type="float" office:value="7.03040222167969">
                <text:p>7.03040222167969</text:p>
              </table:table-cell>
              <table:table-cell office:value-type="float" office:value="11.9879779052734">
                <text:p>11.9879779052734</text:p>
              </table:table-cell>
              <table:table-cell office:value-type="float" office:value="6.21093505859375">
                <text:p>6.2109350585937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3.9983612060547">
                <text:p>13.9983612060547</text:p>
              </table:table-cell>
              <table:table-cell office:value-type="float" office:value="5.71781005859375">
                <text:p>5.71781005859375</text:p>
              </table:table-cell>
              <table:table-cell office:value-type="float" office:value="9.91563293457031">
                <text:p>9.91563293457031</text:p>
              </table:table-cell>
              <table:table-cell office:value-type="float" office:value="5.30928039550781">
                <text:p>5.309280395507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.0946746826172">
                <text:p>14.0946746826172</text:p>
              </table:table-cell>
              <table:table-cell office:value-type="float" office:value="4.65354614257813">
                <text:p>4.65354614257813</text:p>
              </table:table-cell>
              <table:table-cell office:value-type="float" office:value="9.99123901367187">
                <text:p>9.99123901367187</text:p>
              </table:table-cell>
              <table:table-cell office:value-type="float" office:value="4.48788696289062">
                <text:p>4.4878869628906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.5729724121094">
                <text:p>10.5729724121094</text:p>
              </table:table-cell>
              <table:table-cell office:value-type="float" office:value="3.51174987792969">
                <text:p>3.51174987792969</text:p>
              </table:table-cell>
              <table:table-cell office:value-type="float" office:value="8.07556396484375">
                <text:p>8.07556396484375</text:p>
              </table:table-cell>
              <table:table-cell office:value-type="float" office:value="3.74434692382812">
                <text:p>3.744346923828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5009527587891">
                <text:p>11.5009527587891</text:p>
              </table:table-cell>
              <table:table-cell office:value-type="float" office:value="2.49195068359375">
                <text:p>2.49195068359375</text:p>
              </table:table-cell>
              <table:table-cell office:value-type="float" office:value="8.44893920898438">
                <text:p>8.44893920898438</text:p>
              </table:table-cell>
              <table:table-cell office:value-type="float" office:value="2.84879211425781">
                <text:p>2.8487921142578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.4810479736328">
                <text:p>11.4810479736328</text:p>
              </table:table-cell>
              <table:table-cell office:value-type="float" office:value="1.74455810546875">
                <text:p>1.74455810546875</text:p>
              </table:table-cell>
              <table:table-cell office:value-type="float" office:value="8.45343383789063">
                <text:p>8.45343383789063</text:p>
              </table:table-cell>
              <table:table-cell office:value-type="float" office:value="2.19530517578125">
                <text:p>2.195305175781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.1613928222656">
                <text:p>10.1613928222656</text:p>
              </table:table-cell>
              <table:table-cell office:value-type="float" office:value="1.332978515625">
                <text:p>1.332978515625</text:p>
              </table:table-cell>
              <table:table-cell office:value-type="float" office:value="7.72113037109375">
                <text:p>7.72113037109375</text:p>
              </table:table-cell>
              <table:table-cell office:value-type="float" office:value="1.63251342773437">
                <text:p>1.6325134277343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.34508117675781">
                <text:p>8.34508117675781</text:p>
              </table:table-cell>
              <table:table-cell office:value-type="float" office:value="1.1082470703125">
                <text:p>1.1082470703125</text:p>
              </table:table-cell>
              <table:table-cell office:value-type="float" office:value="6.50661743164063">
                <text:p>6.50661743164063</text:p>
              </table:table-cell>
              <table:table-cell office:value-type="float" office:value="1.14195678710938">
                <text:p>1.141956787109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.49516967773437">
                <text:p>8.49516967773437</text:p>
              </table:table-cell>
              <table:table-cell office:value-type="float" office:value="0.910643920898437">
                <text:p>0.910643920898437</text:p>
              </table:table-cell>
              <table:table-cell office:value-type="float" office:value="6.57034484863281">
                <text:p>6.57034484863281</text:p>
              </table:table-cell>
              <table:table-cell office:value-type="float" office:value="1.01257568359375">
                <text:p>1.0125756835937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.21521850585938">
                <text:p>8.21521850585938</text:p>
              </table:table-cell>
              <table:table-cell office:value-type="float" office:value="0.785115356445312">
                <text:p>0.785115356445312</text:p>
              </table:table-cell>
              <table:table-cell office:value-type="float" office:value="6.39104125976563">
                <text:p>6.39104125976563</text:p>
              </table:table-cell>
              <table:table-cell office:value-type="float" office:value="0.842100830078125">
                <text:p>0.8421008300781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.09851440429688">
                <text:p>5.09851440429688</text:p>
              </table:table-cell>
              <table:table-cell office:value-type="float" office:value="0.702606811523437">
                <text:p>0.702606811523437</text:p>
              </table:table-cell>
              <table:table-cell office:value-type="float" office:value="4.56477722167969">
                <text:p>4.56477722167969</text:p>
              </table:table-cell>
              <table:table-cell office:value-type="float" office:value="0.752208251953125">
                <text:p>0.75220825195312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.93071350097656">
                <text:p>3.93071350097656</text:p>
              </table:table-cell>
              <table:table-cell office:value-type="float" office:value="0.65172119140625">
                <text:p>0.65172119140625</text:p>
              </table:table-cell>
              <table:table-cell office:value-type="float" office:value="3.78206970214844">
                <text:p>3.78206970214844</text:p>
              </table:table-cell>
              <table:table-cell office:value-type="float" office:value="0.661834106445312">
                <text:p>0.6618341064453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97357299804687">
                <text:p>3.97357299804687</text:p>
              </table:table-cell>
              <table:table-cell office:value-type="float" office:value="0.5843017578125">
                <text:p>0.5843017578125</text:p>
              </table:table-cell>
              <table:table-cell office:value-type="float" office:value="3.40660766601562">
                <text:p>3.40660766601562</text:p>
              </table:table-cell>
              <table:table-cell office:value-type="float" office:value="0.609022216796875">
                <text:p>0.60902221679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64cm" svg:y="0.316cm" chart:style-name="ch2">
          <text:p>Throughput vs Number of Station Nodes (Fixed Distance 10m)</text:p>
        </chart:title>
        <chart:legend chart:legend-position="end" svg:x="11.587cm" svg:y="3.952cm" style:legend-expansion="high" chart:style-name="ch3"/>
        <chart:plot-area chart:style-name="ch4" table:cell-range-address="Sheet1.C29:Sheet1.E38 Sheet1.D28:Sheet1.E28" chart:data-source-has-labels="both" svg:x="1.331cm" svg:y="1.275cm" svg:width="9.936cm" svg:height="6.564cm">
          <chartooo:coordinate-region svg:x="1.952cm" svg:y="1.474cm" svg:width="9.128cm" svg:height="5.718cm"/>
          <chart:axis chart:dimension="x" chart:name="primary-x" chart:style-name="ch5" chartooo:axis-type="auto">
            <chartooo:date-scale/>
            <chart:title svg:x="4.403cm" svg:y="8.019cm" chart:style-name="ch6">
              <text:p>Number of Station Nodes</text:p>
            </chart:title>
            <chart:categories table:cell-range-address="Sheet1.C29:Sheet1.C38"/>
          </chart:axis>
          <chart:axis chart:dimension="y" chart:name="primary-y" chart:style-name="ch5">
            <chart:title svg:x="0.451cm" svg:y="5.99cm" chart:style-name="ch7">
              <text:p>Throughput (Mbps)</text:p>
            </chart:title>
            <chart:grid chart:style-name="ch8" chart:class="major"/>
          </chart:axis>
          <chart:series chart:style-name="ch9" chart:values-cell-range-address="Sheet1.D29:Sheet1.D38" chart:label-cell-address="Sheet1.D28:Sheet1.D28" chart:class="chart:line">
            <chart:data-point chart:repeated="10"/>
          </chart:series>
          <chart:series chart:style-name="ch10" chart:values-cell-range-address="Sheet1.E29:Sheet1.E38" chart:label-cell-address="Sheet1.E28:Sheet1.E28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RF_NO_FADING</text:p>
                <draw:g>
                  <svg:desc>Sheet1.D28:Sheet1.D28</svg:desc>
                </draw:g>
              </table:table-cell>
              <table:table-cell office:value-type="string">
                <text:p>CARA_NO_FADING</text:p>
                <draw:g>
                  <svg:desc>Sheet1.E28:Sheet1.E2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29:Sheet1.C38</svg:desc>
                </draw:g>
              </table:table-cell>
              <table:table-cell office:value-type="float" office:value="20.4075415039062">
                <text:p>20.4075415039062</text:p>
                <draw:g>
                  <svg:desc>Sheet1.D29:Sheet1.D38</svg:desc>
                </draw:g>
              </table:table-cell>
              <table:table-cell office:value-type="float" office:value="20.3845867919922">
                <text:p>20.3845867919922</text:p>
                <draw:g>
                  <svg:desc>Sheet1.E29:Sheet1.E38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.8183605957031">
                <text:p>12.8183605957031</text:p>
              </table:table-cell>
              <table:table-cell office:value-type="float" office:value="13.7113470458984">
                <text:p>13.711347045898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8176635742188">
                <text:p>11.8176635742188</text:p>
              </table:table-cell>
              <table:table-cell office:value-type="float" office:value="13.3313903808594">
                <text:p>13.331390380859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4477099609375">
                <text:p>9.4477099609375</text:p>
              </table:table-cell>
              <table:table-cell office:value-type="float" office:value="9.89251770019531">
                <text:p>9.8925177001953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17700988769531">
                <text:p>5.17700988769531</text:p>
              </table:table-cell>
              <table:table-cell office:value-type="float" office:value="12.6443542480469">
                <text:p>12.644354248046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.44759582519531">
                <text:p>4.44759582519531</text:p>
              </table:table-cell>
              <table:table-cell office:value-type="float" office:value="10.7057244873047">
                <text:p>10.705724487304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08717651367187">
                <text:p>0.908717651367187</text:p>
              </table:table-cell>
              <table:table-cell office:value-type="float" office:value="9.59378540039062">
                <text:p>9.5937854003906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09219482421875">
                <text:p>1.09219482421875</text:p>
              </table:table-cell>
              <table:table-cell office:value-type="float" office:value="8.4717333984375">
                <text:p>8.471733398437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60586669921875">
                <text:p>1.60586669921875</text:p>
              </table:table-cell>
              <table:table-cell office:value-type="float" office:value="7.61951965332031">
                <text:p>7.6195196533203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8668212890625">
                <text:p>0.8668212890625</text:p>
              </table:table-cell>
              <table:table-cell office:value-type="float" office:value="9.15122497558594">
                <text:p>9.151224975585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-0.074cm" svg:y="0.316cm" chart:style-name="ch2">
          <text:p>Throughput vs Number of Station Nodes (Randomly Scattered within a 25m Radius)</text:p>
        </chart:title>
        <chart:legend chart:legend-position="end" svg:x="11.243cm" svg:y="3.952cm" style:legend-expansion="high" chart:style-name="ch3"/>
        <chart:plot-area chart:style-name="ch4" table:cell-range-address="Sheet1.C55:Sheet1.E64 Sheet1.D54:Sheet1.E54" chart:data-source-has-labels="both" svg:x="1.331cm" svg:y="1.275cm" svg:width="9.592cm" svg:height="6.564cm">
          <chartooo:coordinate-region svg:x="1.952cm" svg:y="1.474cm" svg:width="8.784cm" svg:height="5.718cm"/>
          <chart:axis chart:dimension="x" chart:name="primary-x" chart:style-name="ch5" chartooo:axis-type="auto">
            <chartooo:date-scale/>
            <chart:title svg:x="4.231cm" svg:y="8.019cm" chart:style-name="ch6">
              <text:p>Number of Station Nodes</text:p>
            </chart:title>
            <chart:categories table:cell-range-address="Sheet1.C55:Sheet1.C64"/>
          </chart:axis>
          <chart:axis chart:dimension="y" chart:name="primary-y" chart:style-name="ch5">
            <chart:title svg:x="0.451cm" svg:y="5.99cm" chart:style-name="ch7">
              <text:p>Throughput (Mbps)</text:p>
            </chart:title>
            <chart:grid chart:style-name="ch8" chart:class="major"/>
          </chart:axis>
          <chart:series chart:style-name="ch9" chart:values-cell-range-address="Sheet1.D55:Sheet1.D64" chart:label-cell-address="Sheet1.D54:Sheet1.D54" chart:class="chart:line">
            <chart:data-point chart:repeated="10"/>
          </chart:series>
          <chart:series chart:style-name="ch10" chart:values-cell-range-address="Sheet1.E55:Sheet1.E64" chart:label-cell-address="Sheet1.E54:Sheet1.E54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RF_WITH_FADING</text:p>
                <draw:g>
                  <svg:desc>Sheet1.D54:Sheet1.D54</svg:desc>
                </draw:g>
              </table:table-cell>
              <table:table-cell office:value-type="string">
                <text:p>CARA_WITH_FADING</text:p>
                <draw:g>
                  <svg:desc>Sheet1.E54:Sheet1.E5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55:Sheet1.C64</svg:desc>
                </draw:g>
              </table:table-cell>
              <table:table-cell office:value-type="float" office:value="19.9068719482422">
                <text:p>19.9068719482422</text:p>
                <draw:g>
                  <svg:desc>Sheet1.D55:Sheet1.D64</svg:desc>
                </draw:g>
              </table:table-cell>
              <table:table-cell office:value-type="float" office:value="16.5891937255859">
                <text:p>16.5891937255859</text:p>
                <draw:g>
                  <svg:desc>Sheet1.E55:Sheet1.E6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70539916992188">
                <text:p>7.70539916992188</text:p>
              </table:table-cell>
              <table:table-cell office:value-type="float" office:value="11.5943768310547">
                <text:p>11.594376831054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.60223815917969">
                <text:p>8.60223815917969</text:p>
              </table:table-cell>
              <table:table-cell office:value-type="float" office:value="11.6422125244141">
                <text:p>11.64221252441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.3914215087891">
                <text:p>10.3914215087891</text:p>
              </table:table-cell>
              <table:table-cell office:value-type="float" office:value="11.7987219238281">
                <text:p>11.798721923828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969931640625">
                <text:p>1.969931640625</text:p>
              </table:table-cell>
              <table:table-cell office:value-type="float" office:value="11.8415814208984">
                <text:p>11.841581420898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29916320800781">
                <text:p>2.29916320800781</text:p>
              </table:table-cell>
              <table:table-cell office:value-type="float" office:value="10.938642578125">
                <text:p>10.93864257812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.0816552734375">
                <text:p>2.0816552734375</text:p>
              </table:table-cell>
              <table:table-cell office:value-type="float" office:value="10.794814453125">
                <text:p>10.79481445312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4267236328125">
                <text:p>1.4267236328125</text:p>
              </table:table-cell>
              <table:table-cell office:value-type="float" office:value="11.0575897216797">
                <text:p>11.057589721679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.43753356933594">
                <text:p>2.43753356933594</text:p>
              </table:table-cell>
              <table:table-cell office:value-type="float" office:value="10.5853326416016">
                <text:p>10.585332641601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63122924804688">
                <text:p>1.63122924804688</text:p>
              </table:table-cell>
              <table:table-cell office:value-type="float" office:value="9.3835009765625">
                <text:p>9.3835009765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